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84.061cm" style:use-optimal-column-width="false"/>
    </style:style>
    <style:style style:name="co2" style:family="table-column">
      <style:table-column-properties style:column-width="84.037cm" style:use-optimal-column-width="false"/>
    </style:style>
    <style:style style:name="ro1" style:family="table-row">
      <style:table-row-properties style:row-height="39.779cm" style:use-optimal-row-height="false"/>
    </style:style>
    <style:style style:name="ro2" style:family="table-row">
      <style:table-row-properties style:row-height="30.334cm" style:use-optimal-row-height="false"/>
    </style:style>
    <style:style style:name="ce1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499cm" fo:margin-right="1.499cm" fo:margin-top="1.499cm" fo:margin-bottom="1.499cm" fo:text-align="justify" fo:text-indent="0cm" fo:border="2.55pt solid #000000"/>
      <style:text-properties style:font-name="Alvi Nastaleeq" fo:font-size="200pt" style:font-size-asian="200pt" style:font-name-complex="Alvi Nastaleeq" style:font-size-complex="200pt"/>
    </style:style>
    <style:style style:name="P1" style:family="paragraph">
      <style:paragraph-properties fo:margin-left="1.524cm" fo:margin-right="1.524cm" fo:margin-top="1.524cm" fo:margin-bottom="1.524cm" fo:text-align="justify" fo:text-indent="0cm" style:writing-mode="rl-tb"/>
      <style:text-properties style:font-name="Alvi Nastaleeq" fo:font-size="200pt" style:font-size-asian="200pt" style:font-name-complex="Alvi Nastaleeq" style:font-size-complex="200pt"/>
    </style:style>
    <style:style style:name="T1" style:family="text">
      <style:text-properties fo:font-size="200pt" style:font-size-asian="200pt" style:font-size-complex="200pt"/>
    </style:style>
    <style:style style:name="T2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frame draw:style-name="gr1" draw:layer="layout" svg:width="168.097cm" svg:height="191.448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1"><text:span text:style-name="T1">علی مردوں کو جلائے، علی سورج پلٹائے</text:span><text:span text:style-name="T1"><text:line-break/></text:span><text:span text:style-name="T1">کرشمیں دیکھ کے جس کے، زمانہ دھوکا کھائے</text:span><text:span text:style-name="T1"><text:line-break/></text:span><text:span text:style-name="T1">نصیری سمجھ نہ پائے، خدا ہے یا ہے بندہ</text:span><text:span text:style-name="T1"><text:line-break/></text:span><text:span text:style-name="T1">ابو طالب کا بیٹا</text:span><text:span text:style-name="T2"><text:line-break/></text:span><text:span text:style-name="T2">.</text:span></text:p>
              </table:table-cell>
              <table:covered-table-cell/>
            </table:table-row>
            <table:table-row table:style-name="ro2" table:default-cell-style-name="ce1">
              <table:table-cell>
                <text:p text:style-name="P1"><text:span text:style-name="T1">نسب کچھ ایسا پایا، نبی نے بیٹی دے دی</text:span><text:span text:style-name="T1"><text:line-break/></text:span><text:span text:style-name="T1">شبِ ہجرت جو سویا، خدا نے مرضی دے دی</text:span><text:span text:style-name="T1"><text:line-break/></text:span><text:span text:style-name="T1">شرف کا عرش ِمعلی، ابو طالب کا بیٹا</text:span><text:span text:style-name="T2"><text:line-break/></text:span><text:span text:style-name="T2"/></text:p>
              </table:table-cell>
              <table:table-cell>
                <text:p text:style-name="P1"><text:span text:style-name="T1">نبی نے سب کو رکایا، غدیر خم میں بتایا</text:span><text:span text:style-name="T1"><text:line-break/></text:span><text:span text:style-name="T1">کہ جس کا میں ہوں مولا، علی ہے اس کا مولا</text:span><text:span text:style-name="T1"><text:line-break/></text:span><text:span text:style-name="T1">غدیر خم کا دولہا، ابو طالب کا بیٹا</text:span><text:span text:style-name="T2"><text:line-break/></text:span><text:span text:style-name="T2"/></text:p>
              </table:table-cell>
            </table:table-row>
            <table:table-row table:style-name="ro2" table:default-cell-style-name="ce1">
              <table:table-cell>
                <text:p text:style-name="P1"><text:span text:style-name="T1">اُسے کہتے ہو کافر، پیمبر کا جو چچا ہے</text:span><text:span text:style-name="T1"><text:line-break/></text:span><text:span text:style-name="T1">اے فرزی باپ کے بیٹوں، وہ سب کچھ دیکھ رہا ہے</text:span><text:span text:style-name="T1"><text:line-break/></text:span><text:span text:style-name="T1">ہے اب بھی غیب میں بیٹھا، ابو طالب کا بیٹا</text:span><text:span text:style-name="T2"><text:line-break/></text:span><text:span text:style-name="T2"/></text:p>
              </table:table-cell>
              <table:table-cell>
                <text:p text:style-name="P1"><text:span text:style-name="T1">جو ان سے بغض رکھے گا، بڑی مشکل سے مرے گا</text:span><text:span text:style-name="T1"><text:line-break/></text:span><text:span text:style-name="T1">یہاں بھی ہاتھ ملے گا، وہاں بھی ہاتھ ملے گا</text:span><text:span text:style-name="T1"><text:line-break/></text:span><text:span text:style-name="T1">ہے بخشش کا دروازہ، ابو طالب کا بیٹا</text:span><text:span text:style-name="T2"><text:line-break/></text:span><text:span text:style-name="T2"/></text:p>
              </table:table-cell>
            </table:table-row>
            <table:table-row table:style-name="ro2" table:default-cell-style-name="ce1">
              <table:table-cell>
                <text:p text:style-name="P1"><text:span text:style-name="T1">ہوئی جب اِن کی ولادت، بتوں کی آئی شامت</text:span><text:span text:style-name="T1"><text:line-break/></text:span><text:span text:style-name="T1">مقدر دین کا جاگا، ملی کعبے کو طہارت</text:span><text:span text:style-name="T1"><text:line-break/></text:span><text:span text:style-name="T1">وِقارِ خانۂِ کعبہ، ابو طالب کا بیٹا</text:span><text:span text:style-name="T2"><text:line-break/></text:span><text:span text:style-name="T2"/></text:p>
              </table:table-cell>
              <table:table-cell>
                <text:p text:style-name="P1"><text:span text:style-name="T1">میرا ایمان علی ہے، میری پہچان علی ہے</text:span><text:span text:style-name="T1"><text:line-break/></text:span><text:span text:style-name="T1">زمانے والوں سن لو، میرا سلطان علی ہے</text:span><text:span text:style-name="T1"><text:line-break/></text:span><text:span text:style-name="T1">شہنشاہی کا ادارہ، ابو طالب کا بیٹا</text:span><text:span text:style-name="T2"><text:line-break/></text:span><text:span text:style-name="T2"/></text:p>
              </table:table-cell>
            </table:table-row>
            <table:table-row table:style-name="ro2" table:default-cell-style-name="ce1">
              <table:table-cell>
                <text:p text:style-name="P1"><text:span text:style-name="T1">ملا جب مال غنیمت، اکٹھا ہو گئی امت</text:span><text:span text:style-name="T1"><text:line-break/></text:span><text:span text:style-name="T1">مگر جب دین ِنبی کو، پڑی ہے خوں کی ضرورت</text:span><text:span text:style-name="T1"><text:line-break/></text:span><text:span text:style-name="T1">نکل کر سامنے آیا، ابو طالب کا بیٹا</text:span><text:span text:style-name="T2"><text:line-break/></text:span><text:span text:style-name="T2"/></text:p>
              </table:table-cell>
              <table:table-cell>
                <text:p text:style-name="P1"><text:span text:style-name="T1">یہی ہے فاتحِ خیبر، یہی ہے ساقیِ کوثر</text:span><text:span text:style-name="T1"><text:line-break/></text:span><text:span text:style-name="T1">یہ سورج چاند ستارے، اِس کے قدموں کی ٹھوکر</text:span><text:span text:style-name="T1"><text:line-break/></text:span><text:span text:style-name="T1">فضیلت کا مینارہ، ابو طالب کا بیٹا</text:span><text:span text:style-name="T2"><text:line-break/></text:span><text:span text:style-name="T2"/></text:p>
              </table:table-cell>
            </table:table-row>
            <table:table-row table:style-name="ro2" table:default-cell-style-name="ce1">
              <table:table-cell>
                <text:p text:style-name="P1"><text:span text:style-name="T1">جب اک ہلکا سا تبسم، بنا شمشیرِ جلالت</text:span><text:span text:style-name="T1"><text:line-break/></text:span><text:span text:style-name="T1">تو پھر فیاؔض نہ جانے، وہ ہوتی کیسی قیامت</text:span><text:span text:style-name="T1"><text:line-break/></text:span><text:span text:style-name="T1">اگر کھل کر ہنس دیتا، ابو طالب کا بیٹا</text:span><text:span text:style-name="T2"><text:line-break/></text:span><text:span text:style-name="T2"/></text:p>
              </table:table-cell>
              <table:table-cell>
                <text:p text:style-name="P1"><text:span text:style-name="T1">وہ نکلا خیمہِ حق سے، بنی ہاشم کا جیالہ</text:span><text:span text:style-name="T1"><text:line-break/></text:span><text:span text:style-name="T1">بتاتی ہے یہ جلالت، بٹھا دو کتنا ہی پہرا</text:span><text:span text:style-name="T1"><text:line-break/></text:span><text:span text:style-name="T1">اُٹھا لے جائے گا دریا، ابو طالب کا بیٹا</text:span><text:span text:style-name="T2"><text:line-break/></text:span><text:span text:style-name="T2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68.097cm" fo:page-height="191.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1-27T20:35:15.906395700</dc:date>
    <meta:creation-date>2024-03-15T13:30:56Z</meta:creation-date>
    <meta:generator>LibreOffice/25.8.4.2$Windows_X86_64 LibreOffice_project/290daaa01b999472f0c7a3890eb6a550fd74c6df</meta:generator>
    <meta:editing-duration>PT7M57S</meta:editing-duration>
    <meta:editing-cycles>2</meta:editing-cycles>
    <meta:document-statistic meta:object-count="1"/>
  </office:meta>
</office:document-meta>
</file>